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28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2.6457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17.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8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office:value-type="string">
            <text:p>https://www.digikey.ca/short/qfrbqfh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2, J3, J4, J5, J6, J7, J8, J9</text:p>
          </table:table-cell>
          <table:table-cell office:value-type="string">
            <text:p>Blade_Connector</text:p>
          </table:table-cell>
          <table:table-cell office:value-type="float" office:value="8">
            <text:p>8</text:p>
          </table:table-cell>
          <table:table-cell office:value-type="string">
            <text:p>Conn_01x01_Male</text:p>
          </table:table-cell>
          <table:table-cell office:value-type="string">
            <text:p>https://www.digikey.ca/en/products/detail/keystone-electronics/4966/30392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U1, U2, U3, U4</text:p>
          </table:table-cell>
          <table:table-cell office:value-type="string">
            <text:p>SOIC-16W_7.5x10.3mm_P1.27mm</text:p>
          </table:table-cell>
          <table:table-cell office:value-type="float" office:value="4">
            <text:p>4</text:p>
          </table:table-cell>
          <table:table-cell table:style-name="ce3" office:value-type="string">
            <text:p>ACS723KMATR-40AB-T </text:p>
          </table:table-cell>
          <table:table-cell office:value-type="string">
            <text:p>https://www.mouser.ca/ProductDetail/Allegro-MicroSystems/ACS723KMATR-40AB-T?qs=pUKx8fyJudBy0O8NbWvcDw%3D%3D&amp;mgh=1&amp;gclid=CjwKCAjwve2TBhByEiwAaktM1GvmhTKG0knZDDOQSHtCGR6yVxrVcZlVTNUmFIw7SPy4bGQyVPpwXxoCk_4QAvD_BwE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05/12/2022</text:date>, <text:time>13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9S</meta:editing-duration>
    <meta:editing-cycles>6</meta:editing-cycles>
    <meta:generator>OpenOffice/4.1.11$Win32 OpenOffice.org_project/4111m1$Build-9808</meta:generator>
    <dc:date>2022-05-12T13:10:53.59</dc:date>
    <dc:creator>Finn Haftign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